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P1" style:family="paragraph" style:parent-style-name="Footer">
      <style:text-properties fo:language="de" fo:country="DE"/>
    </style:style>
    <style:style style:name="P2" style:family="paragraph" style:parent-style-name="Footer">
      <style:paragraph-properties fo:text-align="start" style:justify-single-word="false"/>
      <style:text-properties style:font-name="Arial" fo:language="de" fo:country="DE" officeooo:paragraph-rsid="00f8eb1a"/>
    </style:style>
    <style:style style:name="P3" style:family="paragraph" style:parent-style-name="Standard">
      <style:paragraph-properties fo:text-align="justify" style:justify-single-word="false"/>
      <style:text-properties style:font-name="Arial" fo:language="de" fo:country="DE" officeooo:rsid="01577c9a"/>
    </style:style>
    <style:style style:name="P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7"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8"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0"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1"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4"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6"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17"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1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19"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20"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21"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22"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23"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P24" style:family="paragraph" style:parent-style-name="Footer">
      <style:text-properties officeooo:rsid="024f7558" officeooo:paragraph-rsid="024f7558"/>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12a1cbd"/>
    </style:style>
    <style:style style:name="P27" style:family="paragraph" style:parent-style-name="Standard">
      <style:paragraph-properties fo:text-align="justify" style:justify-single-word="false"/>
      <style:text-properties officeooo:paragraph-rsid="01b48ce4"/>
    </style:style>
    <style:style style:name="P28" style:family="paragraph" style:parent-style-name="Standard">
      <style:paragraph-properties fo:text-align="justify" style:justify-single-word="false"/>
      <style:text-properties officeooo:paragraph-rsid="0262756d"/>
    </style:style>
    <style:style style:name="P29" style:family="paragraph" style:parent-style-name="Standard">
      <style:paragraph-properties fo:text-align="justify" style:justify-single-word="false"/>
      <style:text-properties officeooo:paragraph-rsid="026a7ad9"/>
    </style:style>
    <style:style style:name="P30" style:family="paragraph" style:parent-style-name="Standard">
      <style:paragraph-properties fo:text-align="justify" style:justify-single-word="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officeooo:paragraph-rsid="023864ca"/>
    </style:style>
    <style:style style:name="P33" style:family="paragraph" style:parent-style-name="Preformatted_20_Text">
      <style:text-properties officeooo:paragraph-rsid="023864ca"/>
    </style:style>
    <style:style style:name="P34" style:family="paragraph" style:parent-style-name="Figure_20_Index_20_Heading">
      <style:paragraph-properties fo:break-before="page"/>
    </style:style>
    <style:style style:name="P35" style:family="paragraph" style:parent-style-name="Normal-text">
      <style:paragraph-properties fo:text-align="justify" style:justify-single-word="false"/>
      <style:text-properties officeooo:rsid="012bb344" officeooo:paragraph-rsid="013beeee"/>
    </style:style>
    <style:style style:name="P36" style:family="paragraph" style:parent-style-name="Standard">
      <style:text-properties officeooo:rsid="0259faba" officeooo:paragraph-rsid="0259faba"/>
    </style:style>
    <style:style style:name="P37" style:family="paragraph" style:parent-style-name="Standard">
      <style:text-properties officeooo:paragraph-rsid="026878c6"/>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999cm" style:type="right" style:leader-style="dotted" style:leader-text="."/>
        </style:tab-stops>
      </style:paragraph-properties>
    </style:style>
    <style:style style:name="P40" style:family="paragraph" style:parent-style-name="Contents_20_3">
      <style:paragraph-properties>
        <style:tab-stops>
          <style:tab-stop style:position="16.999cm" style:type="right" style:leader-style="dotted" style:leader-text="."/>
        </style:tab-stops>
      </style:paragraph-properties>
    </style:style>
    <style:style style:name="P41" style:family="paragraph" style:parent-style-name="Standard">
      <style:paragraph-properties fo:text-align="justify" style:justify-single-word="false"/>
      <style:text-properties officeooo:rsid="0147b2fe" officeooo:paragraph-rsid="0147b2fe"/>
    </style:style>
    <style:style style:name="P42" style:family="paragraph" style:parent-style-name="Standard">
      <style:paragraph-properties fo:text-align="justify" style:justify-single-word="false"/>
      <style:text-properties officeooo:rsid="0147b2fe" officeooo:paragraph-rsid="01749789"/>
    </style:style>
    <style:style style:name="P43" style:family="paragraph" style:parent-style-name="Contents_20_Heading" style:master-page-name="Verzeichnisse">
      <style:paragraph-properties style:page-number="auto"/>
    </style:style>
    <style:style style:name="P44" style:family="paragraph" style:parent-style-name="Deckblatt_3a__20_Standard" style:master-page-name="First_20_Page">
      <style:paragraph-properties fo:line-height="150%" fo:text-align="center" style:justify-single-word="false" style:page-number="1"/>
      <style:text-properties style:font-name="Arial"/>
    </style:style>
    <style:style style:name="P45" style:family="paragraph" style:parent-style-name="Footer">
      <style:paragraph-properties fo:text-align="end" style:justify-single-word="false"/>
      <style:text-properties fo:language="de" fo:country="DE" officeooo:rsid="02514d0b" officeooo:paragraph-rsid="027bc381"/>
    </style:style>
    <style:style style:name="P46" style:family="paragraph" style:parent-style-name="Heading_20_1" style:master-page-name="">
      <style:paragraph-properties style:page-number="auto" fo:break-before="auto" fo:break-after="auto"/>
      <style:text-properties officeooo:paragraph-rsid="023864ca"/>
    </style:style>
    <style:style style:name="P47" style:family="paragraph" style:parent-style-name="Heading_20_1">
      <style:text-properties officeooo:paragraph-rsid="01b9e29a"/>
    </style:style>
    <style:style style:name="P48"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49" style:family="paragraph" style:parent-style-name="Heading_20_1">
      <style:paragraph-properties fo:text-align="justify" style:justify-single-word="false"/>
      <style:text-properties officeooo:paragraph-rsid="025ec896"/>
    </style:style>
    <style:style style:name="P50"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51" style:family="paragraph" style:parent-style-name="Heading_20_2">
      <style:paragraph-properties fo:text-align="justify" style:justify-single-word="false"/>
      <style:text-properties officeooo:rsid="016b1654" officeooo:paragraph-rsid="016b1654"/>
    </style:style>
    <style:style style:name="P52" style:family="paragraph" style:parent-style-name="Heading_20_2">
      <style:paragraph-properties fo:text-align="justify" style:justify-single-word="false"/>
      <style:text-properties officeooo:rsid="016c1f34" officeooo:paragraph-rsid="016c1f34"/>
    </style:style>
    <style:style style:name="P53" style:family="paragraph" style:parent-style-name="Heading_20_3">
      <style:paragraph-properties fo:text-align="justify" style:justify-single-word="false"/>
      <style:text-properties officeooo:rsid="0276a6c8" officeooo:paragraph-rsid="0276a6c8"/>
    </style:style>
    <style:style style:name="P54" style:family="paragraph" style:parent-style-name="Heading_20_3">
      <style:paragraph-properties fo:text-align="justify" style:justify-single-word="false"/>
    </style:style>
    <style:style style:name="P55" style:family="paragraph" style:parent-style-name="Standard" style:master-page-name="Textseiten">
      <style:paragraph-properties style:page-number="1"/>
      <style:text-properties officeooo:paragraph-rsid="023864ca"/>
    </style:style>
    <style:style style:name="P56" style:family="paragraph" style:parent-style-name="Standard" style:list-style-name="L1">
      <style:paragraph-properties fo:text-align="justify" style:justify-single-word="false"/>
    </style:style>
    <style:style style:name="P57" style:family="paragraph" style:parent-style-name="Standard" style:master-page-name="Anhänge">
      <style:paragraph-properties fo:text-align="justify" style:justify-single-word="false" style:page-number="3"/>
      <style:text-properties officeooo:paragraph-rsid="0262756d"/>
    </style:style>
    <style:style style:name="P58" style:family="paragraph" style:parent-style-name="Standard">
      <style:text-properties officeooo:rsid="0259faba" officeooo:paragraph-rsid="0259faba"/>
    </style:style>
    <style:style style:name="P59" style:family="paragraph" style:parent-style-name="Standard">
      <style:text-properties officeooo:rsid="027bc381" officeooo:paragraph-rsid="027bc381"/>
    </style:style>
    <style:style style:name="T1" style:family="text">
      <style:text-properties style:font-name-asian="Times New Roman" style:font-name-complex="Times New Roman"/>
    </style:style>
    <style:style style:name="T2" style:family="text">
      <style:text-properties style:font-name="Arial"/>
    </style:style>
    <style:style style:name="T3" style:family="text">
      <style:text-properties style:font-name="Arial" fo:font-size="12pt" fo:language="de" fo:country="DE" officeooo:rsid="00f1092d" style:font-size-asian="12pt" style:font-size-complex="12pt"/>
    </style:style>
    <style:style style:name="T4" style:family="text">
      <style:text-properties style:font-name="Arial" fo:font-size="12pt" fo:language="de" fo:country="DE" officeooo:rsid="016a30e1" style:font-size-asian="12pt" style:font-size-complex="12pt"/>
    </style:style>
    <style:style style:name="T5" style:family="text">
      <style:text-properties style:font-name="Arial" fo:language="de" fo:country="DE" officeooo:rsid="01577c9a"/>
    </style:style>
    <style:style style:name="T6" style:family="text">
      <style:text-properties style:font-name="Arial" fo:font-weight="normal" officeooo:rsid="01c7c5a6"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16c1f34" style:font-weight-asian="normal" style:font-weight-complex="normal"/>
    </style:style>
    <style:style style:name="T9" style:family="text">
      <style:text-properties officeooo:rsid="016c1f34"/>
    </style:style>
    <style:style style:name="T10" style:family="text">
      <style:text-properties officeooo:rsid="01c9f5e5"/>
    </style:style>
    <style:style style:name="T11" style:family="text">
      <style:text-properties officeooo:rsid="0262756d"/>
    </style:style>
    <style:style style:name="T12" style:family="text">
      <style:text-properties officeooo:rsid="0276a6c8"/>
    </style:style>
    <style:style style:name="T13" style:family="text">
      <style:text-properties officeooo:rsid="025ec896"/>
    </style:style>
    <style:style style:name="T14" style:family="text">
      <style:text-properties officeooo:rsid="02788f49"/>
    </style:style>
    <style:style style:name="T15" style:family="text">
      <style:text-properties officeooo:rsid="027bc38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44"><text:text-input text:description="Name der Universität">Internationale Hochschule</text:text-input></text:p>
      <text:p text:style-name="P19"><text:text-input text:description="Name der Fakultät">Softwareentwicklung / IPWA02-01</text:text-input></text:p>
      <text:p text:style-name="P20"><text:text-input text:description="Name des Professors">Alexander Christopher Bock</text:text-input></text:p>
      <text:p text:style-name="P17"/>
      <text:p text:style-name="P17"><text:s/></text:p>
      <text:p text:style-name="P17"/>
      <text:p text:style-name="P22"><text:text-input text:description="Titel der Arbeit">Fallstudie</text:text-input></text:p>
      <text:p text:style-name="P21"><text:s/><text:span text:style-name="T1">– </text:span><text:span text:style-name="T1"><text:text-input text:description="Untertitel der Arbeit">Aufgabenstellung 3: Ghost Net Fishing</text:text-input></text:span><text:s/><text:span text:style-name="T1">–</text:span> </text:p>
      <text:p text:style-name="P16"/>
      <text:p text:style-name="P18"/>
      <text:p text:style-name="P16"/>
      <text:p text:style-name="P8">vorgelegt von:</text:p>
      <text:p text:style-name="P11"/>
      <table:table table:name="Tabelle1" table:style-name="Tabelle1">
        <table:table-column table:style-name="Tabelle1.A"/>
        <table:table-column table:style-name="Tabelle1.B"/>
        <table:table-header-rows>
          <table:table-row>
            <table:table-cell table:style-name="Tabelle1.A1" office:value-type="string">
              <text:p text:style-name="P7">Student: </text:p>
            </table:table-cell>
            <table:table-cell table:style-name="Tabelle1.B1" office:value-type="string">
              <text:p text:style-name="P13"><text:user-field-input text:name="NameStud" text:description="Name des Studierenden">Bilal Bohlmann</text:user-field-input></text:p>
            </table:table-cell>
          </table:table-row>
        </table:table-header-rows>
        <table:table-row>
          <table:table-cell table:style-name="Tabelle1.A2" office:value-type="string">
            <text:p text:style-name="P7">Studiengang:</text:p>
          </table:table-cell>
          <table:table-cell table:style-name="Tabelle1.B2" office:value-type="string">
            <text:p text:style-name="P13"><text:text-input text:description="Name des Studiengangs">Softwareentwicklung</text:text-input></text:p>
          </table:table-cell>
        </table:table-row>
        <table:table-row>
          <table:table-cell table:style-name="Tabelle1.A2" office:value-type="string">
            <text:p text:style-name="P7">Fachsemester:</text:p>
          </table:table-cell>
          <table:table-cell table:style-name="Tabelle1.B2" office:value-type="string">
            <text:p text:style-name="P15"><text:text-input text:description="Anzahl der Fachsemester">4</text:text-input></text:p>
          </table:table-cell>
        </table:table-row>
        <table:table-row>
          <table:table-cell table:style-name="Tabelle1.A2" office:value-type="string">
            <text:p text:style-name="P7">Matrikelnummer: </text:p>
          </table:table-cell>
          <table:table-cell table:style-name="Tabelle1.B2" office:value-type="string">
            <text:p text:style-name="P7"><text:text-input text:description="Matrikelnummer">IU14096281</text:text-input></text:p>
          </table:table-cell>
        </table:table-row>
        <table:table-row>
          <table:table-cell table:style-name="Tabelle1.A2" office:value-type="string">
            <text:p text:style-name="P7">Geburtsdatum:</text:p>
          </table:table-cell>
          <table:table-cell table:style-name="Tabelle1.B2" office:value-type="string">
            <text:p text:style-name="P9"><text:text-input text:description="Geburtsdatum">06.07.1991</text:text-input></text:p>
          </table:table-cell>
        </table:table-row>
        <table:table-row>
          <table:table-cell table:style-name="Tabelle1.A2" office:value-type="string">
            <text:p text:style-name="P7">Adresse:</text:p>
          </table:table-cell>
          <table:table-cell table:style-name="Tabelle1.B2" office:value-type="string">
            <text:p text:style-name="P9"><text:text-input text:description="Adresse">Eickenscheidter Fuhr 70 45139 Essen</text:text-input></text:p>
          </table:table-cell>
        </table:table-row>
        <table:table-row table:style-name="Tabelle1.7">
          <table:table-cell table:style-name="Tabelle1.A2" office:value-type="string">
            <text:p text:style-name="P5">Email:</text:p>
          </table:table-cell>
          <table:table-cell table:style-name="Tabelle1.B2" office:value-type="string">
            <text:p text:style-name="P6">bilal.bohlmann@iu-study.org</text:p>
          </table:table-cell>
        </table:table-row>
        <table:table-row table:style-name="Tabelle1.7">
          <table:table-cell table:style-name="Tabelle1.A8" office:value-type="string">
            <text:p text:style-name="P14">Github:</text:p>
          </table:table-cell>
          <table:table-cell table:style-name="Tabelle1.B8" office:value-type="string">
            <text:p text:style-name="P4">https://github.com/BohlBi/IPWA02-01</text:p>
          </table:table-cell>
        </table:table-row>
      </table:table>
      <text:p text:style-name="P10"/>
      <text:p text:style-name="P12"><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3">Inhalt</text:p>
          </text:index-title>
          <text:p text:style-name="P38"><text:a xlink:type="simple" xlink:href="#__RefHeading___Toc672_2528767534" text:style-name="Internetlink-ohne-Auszeichnung" text:visited-style-name="Internetlink-ohne-Auszeichnung">1 <text:s text:c="3"/>Einleitung<text:tab/>1</text:a></text:p>
          <text:p text:style-name="P39"><text:a xlink:type="simple" xlink:href="#__RefHeading___Toc674_2528767534" text:style-name="Internetlink-ohne-Auszeichnung" text:visited-style-name="Internetlink-ohne-Auszeichnung">1.1 <text:s/>Problemstellung<text:tab/>1</text:a></text:p>
          <text:p text:style-name="P39"><text:a xlink:type="simple" xlink:href="#__RefHeading___Toc676_2528767534" text:style-name="Internetlink-ohne-Auszeichnung" text:visited-style-name="Internetlink-ohne-Auszeichnung">1.2 <text:s/>Ziel der Fallstudie<text:tab/>1</text:a></text:p>
          <text:p text:style-name="P39"><text:a xlink:type="simple" xlink:href="#__RefHeading___Toc1757_2528767534" text:style-name="Internetlink-ohne-Auszeichnung" text:visited-style-name="Internetlink-ohne-Auszeichnung">1.3 <text:s/>Projektplanung<text:tab/>1</text:a></text:p>
          <text:p text:style-name="P40"><text:a xlink:type="simple" xlink:href="#__RefHeading___Toc1393_1225980438" text:style-name="Internetlink-ohne-Auszeichnung" text:visited-style-name="Internetlink-ohne-Auszeichnung">1.3.1 <text:s/>Architektur Entscheidung<text:tab/>1</text:a></text:p>
          <text:p text:style-name="P40"><text:a xlink:type="simple" xlink:href="#__RefHeading___Toc1999_643942489" text:style-name="Internetlink-ohne-Auszeichnung" text:visited-style-name="Internetlink-ohne-Auszeichnung">1.3.2 <text:s/>Technologische Entscheidungen<text:tab/>1</text:a></text:p>
          <text:p text:style-name="P38"><text:a xlink:type="simple" xlink:href="#__RefHeading___Toc1761_2528767534" text:style-name="Internetlink-ohne-Auszeichnung" text:visited-style-name="Internetlink-ohne-Auszeichnung">2 <text:s text:c="2"/>Übersicht der Implementierung<text:tab/>1</text:a></text:p>
          <text:p text:style-name="P39"><text:a xlink:type="simple" xlink:href="#__RefHeading___Toc3181_1225980438" text:style-name="Internetlink-ohne-Auszeichnung" text:visited-style-name="Internetlink-ohne-Auszeichnung">2.1 <text:s/>Architekturübersicht<text:tab/>1</text:a></text:p>
          <text:p text:style-name="P39"><text:a xlink:type="simple" xlink:href="#__RefHeading___Toc678_2528767534" text:style-name="Internetlink-ohne-Auszeichnung" text:visited-style-name="Internetlink-ohne-Auszeichnung">2.2 <text:s/>Übersicht zur Navigation<text:tab/>1</text:a></text:p>
          <text:p text:style-name="P38"><text:a xlink:type="simple" xlink:href="#__RefHeading___Toc1335_1650032118" text:style-name="Internetlink-ohne-Auszeichnung" text:visited-style-name="Internetlink-ohne-Auszeichnung">3 <text:s text:c="2"/>Implementierung<text:tab/>2</text:a></text:p>
          <text:p text:style-name="P39"><text:a xlink:type="simple" xlink:href="#__RefHeading___Toc5079_643942489" text:style-name="Internetlink-ohne-Auszeichnung" text:visited-style-name="Internetlink-ohne-Auszeichnung">3.1 <text:s/>Funktion TODO<text:tab/>2</text:a></text:p>
          <text:p text:style-name="P40"><text:a xlink:type="simple" xlink:href="#__RefHeading___Toc1995_220344820" text:style-name="Internetlink-ohne-Auszeichnung" text:visited-style-name="Internetlink-ohne-Auszeichnung">3.1.1 <text:s/>Präsentationsschicht<text:tab/>2</text:a></text:p>
          <text:p text:style-name="P40"><text:a xlink:type="simple" xlink:href="#__RefHeading___Toc5085_643942489" text:style-name="Internetlink-ohne-Auszeichnung" text:visited-style-name="Internetlink-ohne-Auszeichnung">3.1.2 <text:s/>Datenverarbeitung (Geschäftslogikschicht)<text:tab/>2</text:a></text:p>
          <text:p text:style-name="P40"><text:a xlink:type="simple" xlink:href="#__RefHeading___Toc5889_643942489" text:style-name="Internetlink-ohne-Auszeichnung" text:visited-style-name="Internetlink-ohne-Auszeichnung">3.1.3 <text:s/>Datenhaltungsschicht<text:tab/>2</text:a></text:p>
          <text:p text:style-name="P40"><text:a xlink:type="simple" xlink:href="#__RefHeading___Toc5097_643942489" text:style-name="Internetlink-ohne-Auszeichnung" text:visited-style-name="Internetlink-ohne-Auszeichnung">3.1.4 <text:s/>Fehlerbehandlung<text:tab/>2</text:a></text:p>
          <text:p text:style-name="P38"><text:a xlink:type="simple" xlink:href="#__RefHeading___Toc3604_3926515965" text:style-name="Internetlink-ohne-Auszeichnung" text:visited-style-name="Internetlink-ohne-Auszeichnung">4 <text:s text:c="2"/>Fazit<text:tab/>2</text:a></text:p>
          <text:p text:style-name="P39"><text:a xlink:type="simple" xlink:href="#__RefHeading___Toc3606_3926515965" text:style-name="Internetlink-ohne-Auszeichnung" text:visited-style-name="Internetlink-ohne-Auszeichnung">4.1 <text:s/>Ergebnisse<text:tab/>2</text:a></text:p>
          <text:p text:style-name="P39"><text:a xlink:type="simple" xlink:href="#__RefHeading___Toc3608_3926515965" text:style-name="Internetlink-ohne-Auszeichnung" text:visited-style-name="Internetlink-ohne-Auszeichnung">4.2 <text:s/>Limitationen<text:tab/>2</text:a></text:p>
          <text:p text:style-name="P39"><text:a xlink:type="simple" xlink:href="#__RefHeading___Toc3610_3926515965" text:style-name="Internetlink-ohne-Auszeichnung" text:visited-style-name="Internetlink-ohne-Auszeichnung">4.3 <text:s/>Ausblick<text:tab/>2</text:a></text:p>
          <text:p text:style-name="P38"><text:a xlink:type="simple" xlink:href="#__RefHeading___Toc2094_3926515965" text:style-name="Internetlink-ohne-Auszeichnung" text:visited-style-name="Internetlink-ohne-Auszeichnung">5 <text:s text:c="2"/>Anhang<text:tab/>III</text:a></text:p>
          <text:p text:style-name="P39"><text:a xlink:type="simple" xlink:href="#__RefHeading___Toc2096_3926515965" text:style-name="Internetlink-ohne-Auszeichnung" text:visited-style-name="Internetlink-ohne-Auszeichnung">5.1 <text:s/>Sreenshots aus der laufenden Anwendung<text:tab/>III</text:a></text:p>
        </text:index-body>
      </text:table-of-content>
      <text:p text:style-name="P32"/>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34">Abbildungsverzeichnis</text:p>
          </text:index-title>
        </text:index-body>
      </text:illustration-index>
      <text:p text:style-name="P33"/>
      <text:p text:style-name="Preformatted_20_Text"/>
      <text:p text:style-name="P32"/>
      <text:p text:style-name="P55"/>
      <text:h text:style-name="P46" text:outline-level="1"><text:bookmark-start text:name="__RefHeading___Toc672_2528767534"/><text:span text:style-name="T3"><text:s/></text:span><text:span text:style-name="T4">Einleitung</text:span><text:bookmark-end text:name="__RefHeading___Toc672_2528767534"/></text:h>
      <text:h text:style-name="P51" text:outline-level="2"><text:bookmark-start text:name="__RefHeading___Toc674_2528767534"/>Problemstellung<text:bookmark-end text:name="__RefHeading___Toc674_2528767534"/></text:h>
      <text:p text:style-name="P27"/>
      <text:h text:style-name="P51" text:outline-level="2"><text:bookmark-start text:name="__RefHeading___Toc676_2528767534"/>Ziel der Fallstudie<text:bookmark-end text:name="__RefHeading___Toc676_2528767534"/></text:h>
      <text:p text:style-name="P25"><text:span text:style-name="T2"/></text:p>
      <text:h text:style-name="P52" text:outline-level="2"><text:bookmark-start text:name="__RefHeading___Toc1757_2528767534"/>Projektplanung<text:bookmark-end text:name="__RefHeading___Toc1757_2528767534"/></text:h>
      <text:h text:style-name="Heading_20_3" text:outline-level="3"><text:bookmark-start text:name="__RefHeading___Toc1393_1225980438"/><text:span text:style-name="T7">Architektur </text:span><text:span text:style-name="T8">Entscheidung</text:span><text:bookmark-end text:name="__RefHeading___Toc1393_1225980438"/></text:h>
      <text:p text:style-name="P25"/>
      <text:h text:style-name="Heading_20_3" text:outline-level="3"><text:bookmark-start text:name="__RefHeading___Toc1999_643942489"/><text:span text:style-name="T9">Technologische Entscheidungen</text:span> <text:bookmark-end text:name="__RefHeading___Toc1999_643942489"/></text:h>
      <text:p text:style-name="P37"/>
      <text:h text:style-name="P47" text:outline-level="1"><text:bookmark-start text:name="architektur-der-ghostnet-anwendung"/><text:bookmark-start text:name="__RefHeading___Toc1761_2528767534"/>Ü<text:bookmark-end text:name="architektur-der-ghostnet-anwendung"/>bersicht der Implementierung<text:bookmark-end text:name="__RefHeading___Toc1761_2528767534"/></text:h>
      <text:p text:style-name="P25"/>
      <text:h text:style-name="Heading_20_2" text:outline-level="2"><text:bookmark-start text:name="__RefHeading___Toc3181_1225980438"/><text:bookmark-start text:name="architekturübersicht"/>Architekturübersicht<text:bookmark-end text:name="__RefHeading___Toc3181_1225980438"/></text:h>
      <text:p text:style-name="P25"/>
      <text:p text:style-name="P30"><text:bookmark-start text:name="präsentationsschicht-presentation-layer"/>Präsentationsschicht (Presentation Layer)</text:p>
      <text:p text:style-name="P25">Die oberste Schicht bildet die Benutzeroberfläche der Anwendung. <text:bookmark-end text:name="präsentationsschicht-presentation-layer"/></text:p>
      <text:p text:style-name="P30"/>
      <text:p text:style-name="P30"><text:bookmark-start text:name="geschäftslogikschicht-business-layer"/>Geschäftslogikschicht (Business Layer)</text:p>
      <text:p text:style-name="P25"><text:bookmark-end text:name="geschäftslogikschicht-business-layer"/></text:p>
      <text:p text:style-name="P25"/>
      <text:p text:style-name="P30"><text:bookmark-start text:name="datenhaltungsschicht-data-layer"/>Datenhaltungsschicht (Data Layer)</text:p>
      <text:p text:style-name="P25"><text:bookmark-end text:name="datenhaltungsschicht-data-layer"/><text:bookmark-end text:name="architekturübersicht"/></text:p>
      <text:p text:style-name="P25"/>
      <text:p text:style-name="P30">Kommunikation zwischen den Schichten</text:p>
      <text:p text:style-name="P25"/>
      <text:p text:style-name="P29"/>
      <text:p text:style-name="P25">Das Datenmodell besteht aus folgenden <text:span text:style-name="T12">Hauptkomponenten</text:span>:</text:p>
      <text:p text:style-name="P25"/>
      <text:p text:style-name="P25"/>
      <text:p text:style-name="P35"/>
      <text:p text:style-name="P25"/>
      <text:h text:style-name="Heading_20_2" text:outline-level="2"><text:bookmark-start text:name="__RefHeading___Toc678_2528767534"/>Übersicht zur Navigation<text:bookmark-end text:name="__RefHeading___Toc678_2528767534"/></text:h>
      <text:p text:style-name="P25"/>
      <text:p text:style-name="Standard"/>
      <text:p text:style-name="P31"><text:bookmark-start text:name="__RefHeading___Toc3259_2528767534"/>Hauptseiten<text:bookmark-end text:name="__RefHeading___Toc3259_2528767534"/></text:p>
      <text:p text:style-name="P26"/>
      <text:p text:style-name="P26"/>
      <text:p text:style-name="P31"><text:bookmark-start text:name="__RefHeading___Toc682_2528767534"/>Unterseiten<text:bookmark-end text:name="__RefHeading___Toc682_2528767534"/></text:p>
      <text:p text:style-name="P25"><text:span text:style-name="T6"/></text:p>
      <text:h text:style-name="P48" text:outline-level="1"><text:bookmark-start text:name="__RefHeading___Toc1335_1650032118"/><text:soft-page-break/>Implementierung<text:bookmark-end text:name="__RefHeading___Toc1335_1650032118"/></text:h>
      <text:p text:style-name="P41">Die Anwendung besteht aus folgenden Funktionen:</text:p>
      <text:p text:style-name="P42"/>
      <text:h text:style-name="Heading_20_2" text:outline-level="2"><text:bookmark-start text:name="__RefHeading___Toc5079_643942489"/><text:span text:style-name="T10">Funktion </text:span><text:span text:style-name="T12">TODO</text:span><text:bookmark-end text:name="__RefHeading___Toc5079_643942489"/></text:h>
      <text:p text:style-name="P25"/>
      <text:h text:style-name="P53" text:outline-level="3"><text:bookmark-start text:name="__RefHeading___Toc1995_220344820"/>Präsentationsschic<text:span text:style-name="T14">h</text:span>t<text:bookmark-end text:name="__RefHeading___Toc1995_220344820"/></text:h>
      <text:h text:style-name="P54" text:outline-level="3"><text:bookmark-start text:name="__RefHeading___Toc5085_643942489"/><text:bookmark-start text:name="datenverarbeitung-geschäftslogikschicht"/>Datenverarbeitung (Geschäftslogikschicht)<text:bookmark-end text:name="__RefHeading___Toc5085_643942489"/><text:bookmark-end text:name="datenverarbeitung-geschäftslogikschicht"/></text:h>
      <text:p text:style-name="P25"/>
      <text:h text:style-name="Heading_20_3" text:outline-level="3"><text:bookmark-start text:name="__RefHeading___Toc5889_643942489"/><text:bookmark-start text:name="datenpersistierung-datenhaltungsschicht2"/>Datenhaltungsschicht<text:bookmark-end text:name="__RefHeading___Toc5889_643942489"/><text:bookmark-end text:name="datenpersistierung-datenhaltungsschicht2"/><text:bookmark text:name="datenpersistierung-datenhaltungsschicht"/></text:h>
      <text:p text:style-name="P25"/>
      <text:h text:style-name="P54" text:outline-level="3"><text:bookmark-start text:name="__RefHeading___Toc5097_643942489"/><text:bookmark-start text:name="fehlerbehandlung"/>Fehlerbehandlung<text:bookmark-end text:name="__RefHeading___Toc5097_643942489"/><text:bookmark-end text:name="fehlerbehandlung"/></text:h>
      <text:list text:style-name="L1">
        <text:list-item>
          <text:p text:style-name="P56">Validierungsfehler werden dem Benutzer direkt im Formular angezeigt</text:p>
        </text:list-item>
        <text:list-item>
          <text:p text:style-name="P56">Datenbankfehler führen zu einem Rollback der Transaktion</text:p>
        </text:list-item>
      </text:list>
      <text:h text:style-name="P49" text:outline-level="1"><text:bookmark-start text:name="__RefHeading___Toc3604_3926515965"/><text:span text:style-name="T13">Fazit</text:span><text:span text:style-name="T5"> <text:s text:c="44"/></text:span><text:bookmark-end text:name="__RefHeading___Toc3604_3926515965"/></text:h>
      <text:h text:style-name="Heading_20_2" text:outline-level="2"><text:bookmark-start text:name="__RefHeading___Toc3606_3926515965"/>Ergebnisse <text:s text:c="4"/><text:span text:style-name="T5"><text:s text:c="49"/></text:span><text:bookmark-end text:name="__RefHeading___Toc3606_3926515965"/></text:h>
      <text:p text:style-name="P3"><text:s text:c="82"/></text:p>
      <text:h text:style-name="Heading_20_2" text:outline-level="2"><text:bookmark-start text:name="__RefHeading___Toc3608_3926515965"/>Limitationen <text:s text:c="5"/><text:span text:style-name="T5"><text:s text:c="47"/></text:span><text:bookmark-end text:name="__RefHeading___Toc3608_3926515965"/></text:h>
      <text:p text:style-name="P3"><text:s text:c="34"/></text:p>
      <text:h text:style-name="Heading_20_2" text:outline-level="2"><text:bookmark-start text:name="__RefHeading___Toc3610_3926515965"/><text:span text:style-name="T11">A</text:span>usblick <text:s text:c="9"/><text:span text:style-name="T5"><text:s text:c="46"/></text:span><text:bookmark-end text:name="__RefHeading___Toc3610_3926515965"/></text:h>
      <text:p text:style-name="P28"/>
      <text:p text:style-name="P57"/>
      <text:h text:style-name="P50"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36"/>
      <text:p text:style-name="P59">Kickoff notizen:</text:p>
      <text:p text:style-name="P36">auswahl des projekt: Radio App</text:p>
      <text:p text:style-name="P36">definition:</text:p>
      <text:p text:style-name="P36">zielsetzung: <text:span text:style-name="T15">Umsetzung der Aufgabenstellung 1.2 Radio App </text:span></text:p>
      <text:p text:style-name="P36"/>
      <text:p text:style-name="P36"/>
      <text:p text:style-name="P36">annahme: android reicht aus (zunnächst) in zukunft auch andere platformen </text:p>
      <text:p text:style-name="P36">alternativen: react capactior, flutter, kmp -&gt; kmp weil?? (offizielle empfehlung google)</text:p>
      <text:p text:style-name="P36"/>
      <text:p text:style-name="P36">entscheidung:</text:p>
      <text:p text:style-name="P36">technologie android, KMP android studio github libre office teams <text:s/><text:span text:style-name="T15">github issues (quasi backlog)</text:span></text:p>
      <text:p text:style-name="P36"/>
      <text:p text:style-name="P36"/>
      <text:p text:style-name="P59">rupert: bereitet anforderungen vor ( an die formalien des projekts )</text:p>
      <text:p text:style-name="P59"><text:tab/>→ dokumentation</text:p>
      <text:p text:style-name="P59"><text:tab/>→ aufteilung auf die mitglieder?</text:p>
      <text:p text:style-name="P59"><text:tab/>→ abgabe?</text:p>
      <text:p text:style-name="P59"><text:tab/>→ planung und orga</text:p>
      <text:p text:style-name="P59"><text:tab/>→ projektziele</text:p>
      <text:p text:style-name="P59">bilal: initialisierung <text:s/>des projekts</text:p>
      <text:p text:style-name="P59"><text:tab/>→ grobee architektur </text:p>
      <text:p text:style-name="P59"><text:tab/>→ hello world dummy</text:p>
      <text:p text:style-name="P59"><text:tab/>→ github </text:p>
      <text:p text:style-name="P36"/>
      <text:p text:style-name="P36"/>
      <text:p text:style-name="P36">termine: </text:p>
      <text:p text:style-name="P36"/>
      <text:p text:style-name="P59">weekly: Sonntags 12:000 </text:p>
      <text:p text:style-name="P59">→ wer hat was in der woche gemacht?</text:p>
      <text:p text:style-name="P59">→ was machen wir nächste woche</text:p>
      <text:p text:style-name="P59">→ wo hakt es </text:p>
      <text:p text:style-name="P59">→ issues „refinement“</text:p>
      <text:p text:style-name="P36"/>
      <text:p text:style-name="P36">Mitglieder Bilal Bohlmann IU1409628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OpenSymbol" svg:font-family="OpenSymbol" style:font-charset="x-symbol"/>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text">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text">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text">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start"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2</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62</meta:editing-cycles>
    <meta:editing-duration>PT23H23M31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10T12:49:58.418460976</dc:date>
    <meta:document-statistic meta:table-count="1" meta:image-count="0" meta:object-count="0" meta:page-count="7" meta:paragraph-count="110" meta:word-count="376" meta:character-count="3073" meta:non-whitespace-character-count="2460"/>
    <meta:user-defined meta:name="Info 2"/>
    <meta:user-defined meta:name="Info 3"/>
    <meta:user-defined meta:name="Info 4"/>
    <meta:user-defined meta:name="License">&lt;a href=" http://www.gnu.org/licenses/lgpl.html"&gt;LGPL&lt;/a&gt;</meta:user-defined>
  </office:meta>
</office:document-meta>
</file>